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3" style:family="table-row">
      <style:table-row-properties style:min-row-height="0.769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Body">
      <style:text-properties officeooo:rsid="00218023" officeooo:paragraph-rsid="00218023"/>
    </style:style>
    <style:style style:name="P2" style:family="paragraph" style:parent-style-name="Body">
      <style:text-properties officeooo:rsid="001de92e" officeooo:paragraph-rsid="001de92e"/>
    </style:style>
    <style:style style:name="P3" style:family="paragraph" style:parent-style-name="Body">
      <style:text-properties officeooo:rsid="001ec5fc" officeooo:paragraph-rsid="00394af5"/>
    </style:style>
    <style:style style:name="P4" style:family="paragraph" style:parent-style-name="Standard">
      <style:paragraph-properties fo:margin-top="0.282cm" fo:margin-bottom="0cm" loext:contextual-spacing="false"/>
    </style:style>
    <style:style style:name="P5"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6" style:family="paragraph" style:parent-style-name="Abstract">
      <style:text-properties fo:font-size="16pt" fo:font-weight="bold" style:font-size-asian="16pt" style:font-weight-asian="bold"/>
    </style:style>
    <style:style style:name="P7" style:family="paragraph" style:parent-style-name="CellBody">
      <style:paragraph-properties style:snap-to-layout-grid="false"/>
      <style:text-properties fo:color="#000000" fo:font-style="italic" officeooo:rsid="0018f655" officeooo:paragraph-rsid="0018f655" style:font-style-asian="italic"/>
    </style:style>
    <style:style style:name="P8" style:family="paragraph" style:parent-style-name="CellBody">
      <style:paragraph-properties style:snap-to-layout-grid="false"/>
      <style:text-properties fo:color="#000000" fo:font-style="italic" officeooo:rsid="0018f655" officeooo:paragraph-rsid="0052a348" style:font-style-asian="italic"/>
    </style:style>
    <style:style style:name="P9" style:family="paragraph" style:parent-style-name="CellBody">
      <style:paragraph-properties style:snap-to-layout-grid="false"/>
      <style:text-properties fo:color="#000000" fo:font-style="italic" style:font-style-asian="italic"/>
    </style:style>
    <style:style style:name="P10" style:family="paragraph" style:parent-style-name="CellBody">
      <style:paragraph-properties style:snap-to-layout-grid="false"/>
      <style:text-properties fo:color="#000000" fo:font-style="italic" officeooo:rsid="00394af5" officeooo:paragraph-rsid="00394af5" style:font-style-asian="italic"/>
    </style:style>
    <style:style style:name="P11" style:family="paragraph" style:parent-style-name="CellBody">
      <style:paragraph-properties style:snap-to-layout-grid="false"/>
      <style:text-properties fo:color="#000000" fo:font-style="italic" officeooo:rsid="0052a348" officeooo:paragraph-rsid="0052a348" style:font-style-asian="italic"/>
    </style:style>
    <style:style style:name="P12" style:family="paragraph" style:parent-style-name="CellBody">
      <style:text-properties officeooo:rsid="0024ffc7" officeooo:paragraph-rsid="0024ffc7"/>
    </style:style>
    <style:style style:name="P13" style:family="paragraph" style:parent-style-name="CellBody">
      <style:paragraph-properties style:snap-to-layout-grid="false"/>
    </style:style>
    <style:style style:name="P14" style:family="paragraph" style:parent-style-name="CellBody">
      <style:paragraph-properties style:snap-to-layout-grid="false"/>
      <style:text-properties officeooo:rsid="00394af5" officeooo:paragraph-rsid="00394af5"/>
    </style:style>
    <style:style style:name="P15" style:family="paragraph" style:parent-style-name="CellBody">
      <style:paragraph-properties style:snap-to-layout-grid="false"/>
      <style:text-properties officeooo:rsid="0052a348" officeooo:paragraph-rsid="0052a348"/>
    </style:style>
    <style:style style:name="P16" style:family="paragraph" style:parent-style-name="Body">
      <style:text-properties fo:font-style="normal" officeooo:rsid="001a3e04" officeooo:paragraph-rsid="00218023" style:font-style-asian="normal" style:font-style-complex="normal"/>
    </style:style>
    <style:style style:name="P17" style:family="paragraph" style:parent-style-name="Body">
      <style:text-properties officeooo:rsid="001de92e" officeooo:paragraph-rsid="001de92e"/>
    </style:style>
    <style:style style:name="P18" style:family="paragraph" style:parent-style-name="Body">
      <style:text-properties officeooo:rsid="001ec5fc" officeooo:paragraph-rsid="00394af5"/>
    </style:style>
    <style:style style:name="P19" style:family="paragraph" style:parent-style-name="Body">
      <style:text-properties fo:language="en" fo:country="GB"/>
    </style:style>
    <style:style style:name="P20" style:family="paragraph" style:parent-style-name="Body">
      <style:text-properties officeooo:rsid="001d0dd6" officeooo:paragraph-rsid="00218023"/>
    </style:style>
    <style:style style:name="P21" style:family="paragraph" style:parent-style-name="Body">
      <style:text-properties officeooo:rsid="0021b48b" officeooo:paragraph-rsid="0021b48b"/>
    </style:style>
    <style:style style:name="P22" style:family="paragraph" style:parent-style-name="Body">
      <style:text-properties officeooo:rsid="00232be5" officeooo:paragraph-rsid="00232be5"/>
    </style:style>
    <style:style style:name="P23" style:family="paragraph" style:parent-style-name="Body">
      <style:text-properties fo:color="#ed1c24" officeooo:rsid="001de92e" officeooo:paragraph-rsid="001de92e"/>
    </style:style>
    <style:style style:name="P24" style:family="paragraph" style:parent-style-name="Body">
      <style:text-properties officeooo:rsid="003b4244" officeooo:paragraph-rsid="003b4244"/>
    </style:style>
    <style:style style:name="P25" style:family="paragraph" style:parent-style-name="Body">
      <style:text-properties officeooo:rsid="0041c5b7" officeooo:paragraph-rsid="0041c5b7"/>
    </style:style>
    <style:style style:name="P26" style:family="paragraph" style:parent-style-name="CellBody">
      <style:paragraph-properties fo:keep-with-next="always" style:snap-to-layout-grid="false"/>
      <style:text-properties officeooo:rsid="0024ffc7" officeooo:paragraph-rsid="0024ffc7"/>
    </style:style>
    <style:style style:name="P27" style:family="paragraph" style:parent-style-name="CellBody">
      <style:paragraph-properties fo:keep-with-next="always" style:snap-to-layout-grid="false"/>
    </style:style>
    <style:style style:name="P28" style:family="paragraph" style:parent-style-name="CellHeading">
      <style:paragraph-properties fo:text-align="center" style:justify-single-word="false" fo:keep-with-next="always" style:snap-to-layout-grid="false"/>
      <style:text-properties fo:language="fr" fo:country="FR"/>
    </style:style>
    <style:style style:name="P29" style:family="paragraph" style:parent-style-name="Standard">
      <style:text-properties fo:color="#ff0000" fo:font-style="italic" fo:font-weight="bold" style:font-style-asian="italic" style:font-weight-asian="bold"/>
    </style:style>
    <style:style style:name="P30" style:family="paragraph" style:parent-style-name="Definition_20_Term" style:list-style-name="WW8Num3"/>
    <style:style style:name="P31" style:family="paragraph" style:parent-style-name="Heading_20_1">
      <style:paragraph-properties fo:break-before="page"/>
      <style:text-properties fo:language="fr" fo:country="FR"/>
    </style:style>
    <style:style style:name="P32" style:family="paragraph" style:parent-style-name="Heading_20_2">
      <style:text-properties officeooo:rsid="001de92e" officeooo:paragraph-rsid="001de92e"/>
    </style:style>
    <style:style style:name="P33" style:family="paragraph" style:parent-style-name="Heading_20_2">
      <style:text-properties officeooo:rsid="001ec5fc" officeooo:paragraph-rsid="001ec5fc"/>
    </style:style>
    <style:style style:name="P34" style:family="paragraph" style:parent-style-name="Heading_20_2">
      <style:text-properties fo:language="fr" fo:country="FR"/>
    </style:style>
    <style:style style:name="P35" style:family="paragraph" style:parent-style-name="Heading_20_2">
      <style:text-properties officeooo:rsid="003b4244" officeooo:paragraph-rsid="003b4244"/>
    </style:style>
    <style:style style:name="P36" style:family="paragraph" style:parent-style-name="Heading_20_2">
      <style:text-properties officeooo:rsid="0040be6f" officeooo:paragraph-rsid="0040be6f"/>
    </style:style>
    <style:style style:name="P37" style:family="paragraph" style:parent-style-name="Heading_20_3">
      <style:text-properties officeooo:rsid="001de92e" officeooo:paragraph-rsid="001de92e"/>
    </style:style>
    <style:style style:name="P38" style:family="paragraph" style:parent-style-name="Heading_20_3">
      <style:text-properties officeooo:rsid="003832e3" officeooo:paragraph-rsid="003832e3"/>
    </style:style>
    <style:style style:name="P39" style:family="paragraph" style:parent-style-name="Body" style:list-style-name="L1">
      <style:text-properties officeooo:rsid="0024ffc7" officeooo:paragraph-rsid="0024ffc7"/>
    </style:style>
    <style:style style:name="P40" style:family="paragraph" style:parent-style-name="Body" style:list-style-name="L1">
      <style:text-properties officeooo:rsid="0024ffc7" officeooo:paragraph-rsid="004c67f0"/>
    </style:style>
    <style:style style:name="P41" style:family="paragraph" style:parent-style-name="Body" style:list-style-name="L1">
      <style:text-properties officeooo:rsid="0037ca53" officeooo:paragraph-rsid="0037ca53"/>
    </style:style>
    <style:style style:name="P42" style:family="paragraph" style:parent-style-name="Body" style:list-style-name="L1">
      <style:text-properties officeooo:rsid="00329a23" officeooo:paragraph-rsid="003832e3"/>
    </style:style>
    <style:style style:name="P43" style:family="paragraph" style:parent-style-name="Body" style:list-style-name="L1">
      <style:text-properties officeooo:rsid="004a9934" officeooo:paragraph-rsid="004a9934"/>
    </style:style>
    <style:style style:name="P44" style:family="paragraph" style:parent-style-name="Body" style:list-style-name="L1">
      <style:text-properties officeooo:rsid="003832e3" officeooo:paragraph-rsid="003832e3"/>
    </style:style>
    <style:style style:name="P45" style:family="paragraph" style:parent-style-name="Body" style:list-style-name="L1">
      <style:text-properties officeooo:rsid="0030ca6e" officeooo:paragraph-rsid="0030ca6e"/>
    </style:style>
    <style:style style:name="P46" style:family="paragraph" style:parent-style-name="Body" style:list-style-name="L1">
      <style:text-properties fo:color="#000000" officeooo:rsid="00519872" officeooo:paragraph-rsid="00519872"/>
    </style:style>
    <style:style style:name="P47" style:family="paragraph" style:parent-style-name="Body">
      <style:text-properties officeooo:rsid="0018f655" officeooo:paragraph-rsid="0018f655"/>
    </style:style>
    <style:style style:name="P48" style:family="paragraph" style:parent-style-name="Body">
      <style:text-properties officeooo:rsid="00218023" officeooo:paragraph-rsid="00218023"/>
    </style:style>
    <style:style style:name="P49" style:family="paragraph" style:parent-style-name="Body">
      <style:text-properties officeooo:rsid="001c3428" officeooo:paragraph-rsid="00218023"/>
    </style:style>
    <style:style style:name="P50" style:family="paragraph" style:parent-style-name="Body">
      <style:text-properties officeooo:rsid="001de92e" officeooo:paragraph-rsid="001de92e"/>
    </style:style>
    <style:style style:name="P51" style:family="paragraph" style:parent-style-name="Body">
      <style:text-properties officeooo:rsid="001ec5fc" officeooo:paragraph-rsid="00394af5"/>
    </style:style>
    <style:style style:name="P5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5" style:family="paragraph" style:parent-style-name="Document_20_Title" style:master-page-name="First_20_Page">
      <style:paragraph-properties style:page-number="auto"/>
      <style:text-properties fo:font-size="10pt" fo:font-style="italic" style:font-size-asian="10pt" style:font-style-asian="italic"/>
    </style:style>
    <style:style style:name="P56" style:family="paragraph" style:parent-style-name="CellBody">
      <style:paragraph-properties style:snap-to-layout-grid="false"/>
      <style:text-properties fo:color="#000000" fo:font-style="italic" officeooo:rsid="00587fd3" officeooo:paragraph-rsid="00587fd3" style:font-style-asian="italic"/>
    </style:style>
    <style:style style:name="P57" style:family="paragraph" style:parent-style-name="CellBody">
      <style:paragraph-properties style:snap-to-layout-grid="false"/>
      <style:text-properties officeooo:rsid="00561f9e" officeooo:paragraph-rsid="00561f9e"/>
    </style:style>
    <style:style style:name="P58" style:family="paragraph" style:parent-style-name="Standard" style:list-style-name="L1"/>
    <style:style style:name="T1" style:family="text">
      <style:text-properties fo:font-style="normal" officeooo:rsid="0021b48b" style:font-style-asian="normal" style:font-style-complex="normal"/>
    </style:style>
    <style:style style:name="T2" style:family="text">
      <style:text-properties officeooo:rsid="003771a4"/>
    </style:style>
    <style:style style:name="T3" style:family="text">
      <style:text-properties fo:font-style="normal" style:font-style-asian="normal" style:font-style-complex="normal"/>
    </style:style>
    <style:style style:name="T4" style:family="text">
      <style:text-properties fo:font-style="normal" officeooo:rsid="001c3428" style:font-style-asian="normal" style:font-style-complex="normal"/>
    </style:style>
    <style:style style:name="T5" style:family="text">
      <style:text-properties fo:font-style="normal" officeooo:rsid="001d0dd6" style:font-style-asian="normal" style:font-style-complex="normal"/>
    </style:style>
    <style:style style:name="T6" style:family="text">
      <style:text-properties fo:font-style="normal" officeooo:rsid="00218023" style:font-style-asian="normal" style:font-style-complex="normal"/>
    </style:style>
    <style:style style:name="T7" style:family="text">
      <style:text-properties fo:font-style="normal" officeooo:rsid="0021b48b" style:font-style-asian="normal" style:font-style-complex="normal"/>
    </style:style>
    <style:style style:name="T8" style:family="text">
      <style:text-properties fo:font-style="normal" officeooo:rsid="00232be5" style:font-style-asian="normal" style:font-style-complex="normal"/>
    </style:style>
    <style:style style:name="T9" style:family="text">
      <style:text-properties fo:font-style="normal" officeooo:rsid="0028ae53" style:font-style-asian="normal" style:font-style-complex="normal"/>
    </style:style>
    <style:style style:name="T10" style:family="text">
      <style:text-properties fo:font-style="normal" officeooo:rsid="002bcb9a" style:font-style-asian="normal" style:font-style-complex="normal"/>
    </style:style>
    <style:style style:name="T11" style:family="text">
      <style:text-properties fo:font-style="normal" officeooo:rsid="00470ee7" style:font-style-asian="normal" style:font-style-complex="normal"/>
    </style:style>
    <style:style style:name="T12" style:family="text">
      <style:text-properties fo:font-style="normal" officeooo:rsid="005af018" style:font-style-asian="normal" style:font-style-complex="normal"/>
    </style:style>
    <style:style style:name="T13"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officeooo:rsid="001a3e04"/>
    </style:style>
    <style:style style:name="T15" style:family="text">
      <style:text-properties fo:font-size="14pt" fo:font-weight="normal" style:font-size-asian="14pt" style:font-weight-asian="normal"/>
    </style:style>
    <style:style style:name="T16" style:family="text">
      <style:text-properties style:font-name="Courier New"/>
    </style:style>
    <style:style style:name="T17" style:family="text">
      <style:text-properties officeooo:rsid="0026cd4b"/>
    </style:style>
    <style:style style:name="T18" style:family="text">
      <style:text-properties officeooo:rsid="0028ae53"/>
    </style:style>
    <style:style style:name="T19" style:family="text">
      <style:text-properties officeooo:rsid="0035110a"/>
    </style:style>
    <style:style style:name="T20" style:family="text">
      <style:text-properties officeooo:rsid="003771a4"/>
    </style:style>
    <style:style style:name="T21" style:family="text">
      <style:text-properties officeooo:rsid="003832e3"/>
    </style:style>
    <style:style style:name="T22" style:family="text">
      <style:text-properties officeooo:rsid="00394af5"/>
    </style:style>
    <style:style style:name="T23" style:family="text">
      <style:text-properties officeooo:rsid="0041c5b7"/>
    </style:style>
    <style:style style:name="T24" style:family="text">
      <style:text-properties officeooo:rsid="00449e30"/>
    </style:style>
    <style:style style:name="T25" style:family="text">
      <style:text-properties officeooo:rsid="004a9934"/>
    </style:style>
    <style:style style:name="T26" style:family="text">
      <style:text-properties officeooo:rsid="004c67f0"/>
    </style:style>
    <style:style style:name="T27" style:family="text">
      <style:text-properties officeooo:rsid="004e4f4e"/>
    </style:style>
    <style:style style:name="T28" style:family="text">
      <style:text-properties officeooo:rsid="0050fdff"/>
    </style:style>
    <style:style style:name="T29" style:family="text">
      <style:text-properties officeooo:rsid="0052a348"/>
    </style:style>
    <style:style style:name="T30" style:family="text">
      <style:text-properties officeooo:rsid="0051d227"/>
    </style:style>
    <style:style style:name="T31" style:family="text">
      <style:text-properties officeooo:rsid="005af0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30123456" text:id="ct105553130123456">
          <text:insertion>
            <office:change-info>
              <dc:creator>David Bosschaert</dc:creator>
              <dc:date>2019-02-20T14:54:36</dc:date>
            </office:change-info>
          </text:insertion>
        </text:changed-region>
        <text:changed-region xml:id="ct105553130111456" text:id="ct105553130111456">
          <text:insertion>
            <office:change-info>
              <dc:creator>David Bosschaert</dc:creator>
              <dc:date>2019-02-20T14:56:34</dc:date>
            </office:change-info>
          </text:insertion>
        </text:changed-region>
        <text:changed-region xml:id="ct105553130115776" text:id="ct105553130115776">
          <text:insertion>
            <office:change-info>
              <dc:creator>David Bosschaert</dc:creator>
              <dc:date>2019-02-20T14:56:39</dc:date>
            </office:change-info>
          </text:insertion>
        </text:changed-region>
        <text:changed-region xml:id="ct105553130098432" text:id="ct105553130098432">
          <text:insertion>
            <office:change-info>
              <dc:creator>David Bosschaert</dc:creator>
              <dc:date>2019-02-21T10:57:40</dc:date>
            </office:change-info>
          </text:insertion>
        </text:changed-region>
        <text:changed-region xml:id="ct105553130108032" text:id="ct105553130108032">
          <text:deletion>
            <office:change-info>
              <dc:creator>David Bosschaert</dc:creator>
              <dc:date>2019-02-21T10:57:40</dc:date>
            </office:change-info>
            <text:p text:style-name="P1"><text:span text:style-name="T1">e</text:span></text:p>
          </text:deletion>
        </text:changed-region>
        <text:changed-region xml:id="ct105553130421968" text:id="ct105553130421968">
          <text:insertion>
            <office:change-info>
              <dc:creator>David Bosschaert</dc:creator>
              <dc:date>2019-02-21T10:58:19</dc:date>
            </office:change-info>
          </text:insertion>
        </text:changed-region>
        <text:changed-region xml:id="ct105553130421008" text:id="ct105553130421008">
          <text:deletion>
            <office:change-info>
              <dc:creator>David Bosschaert</dc:creator>
              <dc:date>2019-02-21T10:58:21</dc:date>
            </office:change-info>
            <text:p text:style-name="P2">e</text:p>
          </text:deletion>
        </text:changed-region>
        <text:changed-region xml:id="ct105553130420528" text:id="ct105553130420528">
          <text:insertion>
            <office:change-info>
              <dc:creator>David Bosschaert</dc:creator>
              <dc:date>2019-02-21T10:58:39</dc:date>
            </office:change-info>
          </text:insertion>
        </text:changed-region>
        <text:changed-region xml:id="ct105553130224160" text:id="ct105553130224160">
          <text:insertion>
            <office:change-info>
              <dc:creator>David Bosschaert</dc:creator>
              <dc:date>2019-02-21T10:59:09</dc:date>
            </office:change-info>
          </text:insertion>
        </text:changed-region>
        <text:changed-region xml:id="ct105553130222000" text:id="ct105553130222000">
          <text:deletion>
            <office:change-info>
              <dc:creator>David Bosschaert</dc:creator>
              <dc:date>2019-02-21T10:59:10</dc:date>
            </office:change-info>
            <text:p text:style-name="P3"><text:span text:style-name="T2">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Document_20_Title"><text:user-defined style:data-style-name="N0" text:name="RFP Title">RFP-193-Condition-Service</text:user-defined></text:p>
      <text:p text:style-name="Document_20_Title"><text:span text:style-name="T15">Final<text:line-break/><text:line-break/></text:span><text:span text:style-name="T15"><text:page-count style:num-format="1">7</text:page-count></text:span><text:span text:style-name="T15"> Pages</text:span></text:p>
      <text:p text:style-name="P6">Abstract</text:p>
      <text:p text:style-name="P5">Declarative Services provide a nice and powerful method to give activation conditions for a Service or Component. The <text:span text:style-name="T2">Condition</text:span> Service attempts to extend this, in order to support more complex scenarios, that can’t be handled by the current mechanism.</text:p>
      <text:h text:style-name="P31" text:outline-level="1" text:restart-numbering="true" text:start-value="-1">Document Information</text:h>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2">0 <text:s/>Document Information<text:tab/>2</text:p>
          <text:p text:style-name="P53">0.1 <text:s/>Table of Contents<text:tab/>2</text:p>
          <text:p text:style-name="P53">0.2 <text:s/>Terminology and Document Conventions<text:tab/>2</text:p>
          <text:p text:style-name="P53">0.3 <text:s/>Revision History<text:tab/>3</text:p>
          <text:p text:style-name="P52">1 <text:s/>Introduction<text:tab/>3</text:p>
          <text:p text:style-name="P52">2 <text:s/>Application Domain<text:tab/>4</text:p>
          <text:p text:style-name="P53">2.1 <text:s/>Terminology + Abbreviations<text:tab/>4</text:p>
          <text:p text:style-name="P54">2.1.1 <text:s/>Conditions<text:tab/>4</text:p>
          <text:p text:style-name="P52">3 <text:s/>Problem Description<text:tab/>4</text:p>
          <text:p text:style-name="P52">4 <text:s/>Use Cases<text:tab/>5</text:p>
          <text:p text:style-name="P53">4.1 <text:s/>Service unavailable<text:tab/>5</text:p>
          <text:p text:style-name="P53">4.2 <text:s/>Conditions are only known at configuration but not at development time<text:tab/>5</text:p>
          <text:p text:style-name="P53">4.3 <text:s/>Common indirect preconditions<text:tab/>5</text:p>
          <text:p text:style-name="P53">4.4 <text:s/>ConfigurationPlugins for ConfigurationAdmin<text:tab/>5</text:p>
          <text:p text:style-name="P52">5 <text:s/>Requirements<text:tab/>5</text:p>
          <text:p text:style-name="P54">5.1.1 <text:s/>General<text:tab/>5</text:p>
          <text:p text:style-name="P54">5.1.2 <text:s/>Configuration of Conditions<text:tab/>6</text:p>
          <text:p text:style-name="P54">5.1.3 <text:s/>Declarative Services<text:tab/>6</text:p>
          <text:p text:style-name="P52">6 <text:s/>Document Support<text:tab/>6</text:p>
          <text:p text:style-name="P53">6.1 <text:s/>References<text:tab/>6</text:p>
          <text:p text:style-name="P53">6.2 <text:s/>Author’s Address<text:tab/>6</text:p>
          <text:p text:style-name="P53">6.3 <text:s/>End of Document<text:tab/>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6">Source code is shown in this typeface</text:span>.</text:p>
      <text:h text:style-name="Heading_20_2" text:outline-level="2"><text:soft-page-break/>Revision History</text:h>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Revision</text:p>
            </table:table-cell>
            <table:table-cell table:style-name="Table1.A1" office:value-type="string">
              <text:p text:style-name="P28">Date</text:p>
            </table:table-cell>
            <table:table-cell table:style-name="Table1.C1" office:value-type="string">
              <text:p text:style-name="P28">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7">25.08.2018</text:p>
          </table:table-cell>
          <table:table-cell table:style-name="Table1.C1" office:value-type="string">
            <text:p text:style-name="P9">Initial</text:p>
            <text:p text:style-name="P7">Jürgen Albert</text:p>
          </table:table-cell>
        </table:table-row>
        <table:table-row table:style-name="Table1.3">
          <table:table-cell table:style-name="Table1.A3" office:value-type="string">
            <text:p text:style-name="P14">V01</text:p>
          </table:table-cell>
          <table:table-cell table:style-name="Table1.A3" office:value-type="string">
            <text:p text:style-name="P10">28.01.2019</text:p>
          </table:table-cell>
          <table:table-cell table:style-name="Table1.C3" office:value-type="string">
            <text:p text:style-name="P10">Renamed to Condition Services<text:line-break/>Rework of the Requirements</text:p>
            <text:p text:style-name="P8">Jürgen Albert</text:p>
          </table:table-cell>
        </table:table-row>
        <table:table-row table:style-name="Table1.3">
          <table:table-cell table:style-name="Table1.A3" office:value-type="string">
            <text:p text:style-name="P15">V02</text:p>
          </table:table-cell>
          <table:table-cell table:style-name="Table1.A3" office:value-type="string">
            <text:p text:style-name="P11">18.02.2019</text:p>
          </table:table-cell>
          <table:table-cell table:style-name="Table1.C3" office:value-type="string">
            <text:p text:style-name="P11">Changes as discussed during the F2F in Berlin</text:p>
            <text:p text:style-name="P8">Jürgen Albert</text:p>
          </table:table-cell>
        </table:table-row>
        <table:table-row table:style-name="Table1.3">
          <table:table-cell table:style-name="Table1.A3" office:value-type="string">
            <text:p text:style-name="P57"><text:change-start text:change-id="ct105553130123456"/>V03<text:change-end text:change-id="ct105553130123456"/></text:p>
          </table:table-cell>
          <table:table-cell table:style-name="Table1.A3" office:value-type="string">
            <text:p text:style-name="P56"><text:change-start text:change-id="ct105553130111456"/>2<text:span text:style-name="T31">1</text:span>.02.2019<text:change-end text:change-id="ct105553130111456"/></text:p>
          </table:table-cell>
          <table:table-cell table:style-name="Table1.C3" office:value-type="string">
            <text:p text:style-name="P56"><text:change-start text:change-id="ct105553130115776"/>Editorial changes</text:p>
            <text:p text:style-name="P56">David Bosschaert<text:change-end text:change-id="ct105553130115776"/></text:p>
          </table:table-cell>
        </table:table-row>
        <table:table-row table:style-name="Table1.3">
          <table:table-cell table:style-name="Table1.A3" office:value-type="string">
            <text:p text:style-name="P57"/>
          </table:table-cell>
          <table:table-cell table:style-name="Table1.A3" office:value-type="string">
            <text:p text:style-name="P56"/>
          </table:table-cell>
          <table:table-cell table:style-name="Table1.C3" office:value-type="string">
            <text:p text:style-name="P56"/>
          </table:table-cell>
        </table:table-row>
      </table:table>
      <text:p text:style-name="Body"/>
      <text:h text:style-name="Heading_20_1" text:outline-level="1">Introduction</text:h>
      <text:p text:style-name="P47">Declarative Services are a comfortable and powerful tool with which managing the lifecycle of your services <text:span text:style-name="T2">is e</text:span>asy and comfortable. The ability to define dependencies to other services together with target filters and cardinalities, make it unmatched by most other comparable mechanisms. <text:span text:style-name="T14">Unfortunately the possibilities to set conditions, under which DS should activate or deactivate a Component are limited. Thus this RFP will explore an extension to DS allowing for more complex scenarios.</text:span></text:p>
      <text:h text:style-name="Heading_20_1" text:outline-level="1"><text:soft-page-break/>Application Domain</text:h>
      <text:p text:style-name="P1"><text:span text:style-name="T3">Components have a clearly defined Lifecycle. </text:span><text:span text:style-name="T9">Unfortunately t</text:span><text:span text:style-name="T3">he conditions when a component should be activ</text:span><text:span text:style-name="T1">at</text:span><text:span text:style-name="T3">ed </text:span><text:span text:style-name="T1">and eventually registered as a service, can be more complex th</text:span><text:change-start text:change-id="ct105553130098432"/><text:span text:style-name="T12">a</text:span><text:change-end text:change-id="ct105553130098432"/><text:change text:change-id="ct105553130108032"/><text:span text:style-name="T1">n the general availability of the directly used services. </text:span><text:span text:style-name="T8">Thus a Mechanism would be useful to allow a more precise and complex definition of conditions surrounding the Lifecycle of a Component</text:span><text:span text:style-name="T1"> </text:span></text:p>
      <text:h text:style-name="Heading_20_2" text:outline-level="2">Terminology + Abbreviations </text:h>
      <text:p text:style-name="Body"/>
      <text:h text:style-name="P37" text:outline-level="3">Conditions</text:h>
      <text:p text:style-name="P2">DS purely depends on References and the<text:change-start text:change-id="ct105553130421968"/><text:span text:style-name="T31">i</text:span><text:change-end text:change-id="ct105553130421968"/>r<text:change text:change-id="ct105553130421008"/> provided conditions to <text:span text:style-name="T18">determine</text:span> if a component can be activated. <text:s text:c="2"/>Conditions should<text:change-start text:change-id="ct105553130420528"/> <text:span text:style-name="T31">be a</text:span><text:change-end text:change-id="ct105553130420528"/> set <text:span text:style-name="T19">of</text:span> rules that gives DS, <text:span text:style-name="T19">CDI or Services</text:span> a clue, when a component <text:span text:style-name="T19">can</text:span> be <text:span text:style-name="T19">enabled </text:span>or <text:span text:style-name="T19">disabled</text:span> that are independent of the references a service requires.</text:p>
      <text:p text:style-name="P21"/>
      <text:p text:style-name="P2"/>
      <text:h text:style-name="Heading_20_1" text:outline-level="1">Problem Description</text:h>
      <text:p text:style-name="P16">Services and Components are a great way, to represent processes in the real world or more artificial things like business processes. </text:p>
      <text:p text:style-name="P20"><text:span text:style-name="T4">D</text:span><text:span text:style-name="T3">S </text:span><text:span text:style-name="T13">already</text:span><text:span text:style-name="T3"> allows the developers to define a </text:span><text:span text:style-name="T10">Car</text:span><text:span text:style-name="T11">di</text:span><text:span text:style-name="T10">nality</text:span><text:span text:style-name="T3"> to each service reference, that gives clues, when a service should be activated and deactivated. The Configuration Admin extends this capability, so target filters can be assigned at configuration time. Additionally the amount of services to inject, can be specified more precisely then in the component xml or with the Annotations. </text:span></text:p>
      <text:p text:style-name="P49"><text:span text:style-name="T3">This RFP will explore the </text:span><text:span text:style-name="T10">Use cases</text:span><text:span text:style-name="T3"> </text:span><text:span text:style-name="T5">that exceed the </text:span><text:span text:style-name="T8">possibilities</text:span><text:span text:style-name="T5"> DS gives the developer. </text:span><text:span text:style-name="T6">The mechanism is not </text:span><text:span text:style-name="T8">necessarily</text:span><text:span text:style-name="T6"> in the direct domain of DS, but can be picked up by it. </text:span></text:p>
      <text:p text:style-name="P22"><text:span text:style-name="T6">A</text:span><text:span text:style-name="T3">ll the </text:span><text:span text:style-name="T10">Use cases</text:span><text:span text:style-name="T3"> that will follow, can be achieved somehow by using e.g. DS to activate a Component, that than uses Servicetrackers, to check if the special needs are fulfilled. This is often uncomfortable, and the principle is usually the same. </text:span></text:p>
      <text:h text:style-name="Heading_20_1" text:outline-level="1"><text:soft-page-break/>Use Cases</text:h>
      <text:h text:style-name="P32" text:outline-level="2">Service unavailable</text:h>
      <text:p text:style-name="P2"><text:span text:style-name="T23">Anton</text:span> <text:span text:style-name="T22">Develops a system, that is a on premise solution that a customer installs via Docker. Every installation specific configuration will be handled via a webfrontend after the first start. The system supports a couple of different login mechanisms, that utilize servlet filters. As long as no login filter is registered a default login filter must be available and only if no other login service is registered.</text:span></text:p>
      <text:p text:style-name="P23"/>
      <text:h text:style-name="P33" text:outline-level="2">Conditions are only known at <text:span text:style-name="T17">configuration but not at development time</text:span></text:h>
      <text:p text:style-name="P3"><text:span text:style-name="T23">Betty</text:span> develops <text:span text:style-name="T2">a Service that handles billing in a Webshop. The service consumes other services with the IBillingProvider Interface, that is available in a couple of implementations for e.g. Debit, VISA and PayPal. The Webshop is home to different ten</text:span><text:change-start text:change-id="ct105553130224160"/><text:span text:style-name="T2">a</text:span><text:change-end text:change-id="ct105553130224160"/><text:change text:change-id="ct105553130222000"/><text:span text:style-name="T2">nts, which get the allowed billing services according to his individual payment plan. Thus Bettys Services will be configured at runtime according to the tenants account and must be activated only when e.g. the VISA and Debit is available.</text:span></text:p>
      <text:h text:style-name="P35" text:outline-level="2">Common indirect preconditions </text:h>
      <text:p text:style-name="P24"><text:span text:style-name="T23">Carl</text:span> develops an RCP Application, where a lot of its components indirectly depend on the availability of the ExtensionRegistry and SWTApplication. He wants that his components only get enabled and activated, when this services are up and running.</text:p>
      <text:h text:style-name="P36" text:outline-level="2">ConfigurationPlugins for Config<text:span text:style-name="T23">uration</text:span>Admin</text:h>
      <text:p text:style-name="P25">Dorothy has a Configration Plugin for the ConfigurationAdmin, that sets certain passwords from a secure storage to internal configurations. In order to make her System work, she must make sure, that the ConfigurationAdmin waits to apply her configurations until her Plugin is registered. </text:p>
      <text:p text:style-name="P25"/>
      <text:h text:style-name="Heading_20_1" text:outline-level="1">Requirements</text:h>
      <text:h text:style-name="Heading_20_3" text:outline-level="3">General</text:h>
      <text:list xml:id="list3673875478" text:style-name="L1">
        <text:list-item>
          <text:p text:style-name="P41">G010 – It <text:span text:style-name="T25">MUST</text:span> provide a marker service that can be used as a mandatory injecte for any component. </text:p>
        </text:list-item>
        <text:list-item>
          <text:p text:style-name="P41"><text:soft-page-break/>G020 – Everybody must be able to register its own <text:span text:style-name="T21">Condition</text:span>.</text:p>
        </text:list-item>
        <text:list-item>
          <text:p text:style-name="P41">G030 – There MUST always be a registered True <text:span text:style-name="T27">C</text:span>ondition.</text:p>
        </text:list-item>
        <text:list-item>
          <text:p text:style-name="P41">G040 – Every registered Condition <text:span text:style-name="T27">MUST</text:span> have a <text:span text:style-name="T27">persistent identifying</text:span> property, that can be targeted <text:span text:style-name="T21">by other components</text:span>. </text:p>
        </text:list-item>
        <text:list-item>
          <text:p text:style-name="P42">G060 - The Condition must be <text:span text:style-name="T21">s</text:span>upported in all injection models. </text:p>
        </text:list-item>
        <text:list-item>
          <text:p text:style-name="P43">G070 – The state of <text:span text:style-name="T27">C</text:span>ondition and its changes MUST be observable.</text:p>
        </text:list-item>
      </text:list>
      <text:h text:style-name="P38" text:outline-level="3">Configuration <text:span text:style-name="T23">of Conditions</text:span></text:h>
      <text:list xml:id="list110006933546605" text:continue-numbering="true" text:style-name="L1">
        <text:list-item>
          <text:p text:style-name="P44">C010 – The Solution MUST provide a mechanism to create <text:span text:style-name="T28">and program </text:span>conditions via configurat<text:span text:style-name="T25">i</text:span>on.</text:p>
        </text:list-item>
        <text:list-item>
          <text:p text:style-name="P39"><text:span text:style-name="T21">C</text:span>0<text:span text:style-name="T21">2</text:span>0 – It <text:span text:style-name="T18">MUST</text:span> <text:span text:style-name="T28">define a domain specific language to program Conditions. It must support boolean logic and cardinality.</text:span></text:p>
        </text:list-item>
        <text:list-item>
          <text:p text:style-name="P40"><text:span text:style-name="T21">C</text:span>0<text:span text:style-name="T28">3</text:span>0 – <text:span text:style-name="T26">The configurable component MUST provide a DTO showing the state of its requirements. </text:span></text:p>
        </text:list-item>
      </text:list>
      <text:h text:style-name="P38" text:outline-level="3">Declarative Services</text:h>
      <text:list xml:id="list110008530009611" text:continue-numbering="true" text:style-name="L1">
        <text:list-item>
          <text:p text:style-name="P44">DS010 – DS MUST support a mechanism <text:span text:style-name="T28">to bind the enablement of a component to a</text:span> Condition<text:span text:style-name="T28">.</text:span></text:p>
        </text:list-item>
        <text:list-item>
          <text:p text:style-name="P45"><text:span text:style-name="T21">DS020 - </text:span>Every DS Component by default must depend on the True Condition <text:span text:style-name="T21">of G030.</text:span></text:p>
        </text:list-item>
        <text:list-item>
          <text:p text:style-name="P46"><text:span text:style-name="T21">D</text:span>S0<text:span text:style-name="T30">3</text:span>0 – <text:span text:style-name="T29">CDI MUST meet the Requrements DS010 and DS020 as well. <text:s/></text:span></text:p>
        </text:list-item>
      </text:list>
      <text:h text:style-name="Heading_20_1" text:outline-level="1">Document Support</text:h>
      <text:h text:style-name="Heading_20_2" text:outline-level="2">References</text:h>
      <text:list xml:id="list318882401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30">Software Requirements &amp; Specifications. Michael Jackson. ISBN 0-201-87712-0</text:p>
        </text:list-item>
      </text:list>
      <text:list xml:id="list110008625242047" text:continue-list="list110008530009611" text:style-name="L1">
        <text:list-header>
          <text:p text:style-name="P58"><text:a xlink:type="simple" xlink:href="http://felix.apache.org/site/apache-felix-file-install.html" text:style-name="Internet_20_link" text:visited-style-name="Visited_20_Internet_20_Link"/></text:p>
        </text:list-header>
      </text:list>
      <text:p text:style-name="P29"/>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27">Name</text:p>
          </table:table-cell>
          <table:table-cell table:style-name="Table2.B1" office:value-type="string">
            <text:p text:style-name="P26">Jürgen Albert</text:p>
          </table:table-cell>
        </table:table-row>
        <table:table-row table:style-name="Table2.1">
          <table:table-cell table:style-name="Table2.A1" office:value-type="string">
            <text:p text:style-name="P27">Company</text:p>
          </table:table-cell>
          <table:table-cell table:style-name="Table2.B1" office:value-type="string">
            <text:p text:style-name="P26">Data In Motion Consulting GmbH</text:p>
          </table:table-cell>
        </table:table-row>
        <table:table-row table:style-name="Table2.1">
          <table:table-cell table:style-name="Table2.A1" office:value-type="string">
            <text:p text:style-name="P27">Address</text:p>
          </table:table-cell>
          <table:table-cell table:style-name="Table2.B1" office:value-type="string">
            <text:p text:style-name="P26">Kahlaische Str. 4, 07743 Jena, Germany</text:p>
          </table:table-cell>
        </table:table-row>
        <table:table-row table:style-name="Table2.1">
          <table:table-cell table:style-name="Table2.A1" office:value-type="string">
            <text:p text:style-name="P27">Voice</text:p>
          </table:table-cell>
          <table:table-cell table:style-name="Table2.B1" office:value-type="string">
            <text:p text:style-name="P27">+<text:span text:style-name="T24">49 1577 2521634</text:span></text:p>
          </table:table-cell>
        </table:table-row>
        <table:table-row table:style-name="Table2.1">
          <table:table-cell table:style-name="Table2.A1" office:value-type="string">
            <text:p text:style-name="P13">e-mail</text:p>
          </table:table-cell>
          <table:table-cell table:style-name="Table2.B1" office:value-type="string">
            <text:p text:style-name="P12">j.albert@data-in-motion.biz</text:p>
          </table:table-cell>
        </table:table-row>
        <table:table-row table:style-name="Table2.1">
          <table:table-cell table:style-name="Table2.A6" office:value-type="string">
            <text:p text:style-name="P13"/>
          </table:table-cell>
          <table:table-cell table:style-name="Table2.B6" office:value-type="string">
            <text:p text:style-name="P13"/>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0231D6ACC263EE0A.png" xlink:type="simple" xlink:show="embed" xlink:actuate="onLoad" loext:mime-type="image/png"/></draw:frame><text:tab/><text:user-defined style:data-style-name="N0" text:name="RFP Title">RFP-193-Condition-Service</text:user-defined><text:tab/>Page <text:page-number text:select-page="current">2</text:page-number><text:s/>of <text:page-count style:num-format="1">7</text:page-count></text:p>
        <text:p text:style-name="Header"/>
        <text:p text:style-name="Header"><text:tab/>Draft<text:tab/><text:modification-date style:data-style-name="N76">February 21, 2019</text:modification-date></text:p>
      </style:header>
      <style:footer>
        <text:p text:style-name="Footer">Copyright © <text:user-defined style:data-style-name="N0" text:name="Company">OSGi Alliance</text:user-defined><text:s text:c="2"/><text:modification-date style:data-style-name="N11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1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4-11-24T08:46:41</meta:creation-date>
    <meta:editing-cycles>55</meta:editing-cycles>
    <meta:editing-duration>P1DT16H44M46S</meta:editing-duration>
    <meta:initial-creator>Peter Kriens</meta:initial-creator>
    <dc:date>2019-02-21T11:00:05.765415135</dc:date>
    <dc:creator>David Bosschaert</dc:creator>
    <meta:document-statistic meta:table-count="2" meta:image-count="2" meta:object-count="0" meta:page-count="7" meta:paragraph-count="112" meta:word-count="1153" meta:character-count="7269" meta:non-whitespace-character-count="6212"/>
    <meta:user-defined meta:name="Company">OSGi Alliance</meta:user-defined>
    <meta:user-defined meta:name="Info 3"/>
    <meta:user-defined meta:name="Info 4"/>
    <meta:user-defined meta:name="RFP Title">RFP-193-Condition-Service</meta:user-defined>
  </office:meta>
</office:document-meta>
</file>